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007in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5451in" style:rel-column-width="24912*"/>
    </style:style>
    <style:style style:name="Table2.B" style:family="table-column">
      <style:table-column-properties style:column-width="1.1694in" style:rel-column-width="11444*"/>
    </style:style>
    <style:style style:name="Table2.C" style:family="table-column">
      <style:table-column-properties style:column-width="0.8403in" style:rel-column-width="8225*"/>
    </style:style>
    <style:style style:name="Table2.D" style:family="table-column">
      <style:table-column-properties style:column-width="0.7188in" style:rel-column-width="7034*"/>
    </style:style>
    <style:style style:name="Table2.E" style:family="table-column">
      <style:table-column-properties style:column-width="0.5632in" style:rel-column-width="5515*"/>
    </style:style>
    <style:style style:name="Table2.F" style:family="table-column">
      <style:table-column-properties style:column-width="0.8583in" style:rel-column-width="8405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444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007in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007in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3" style:family="paragraph" style:parent-style-name="terp_5f_default_5f_8" style:master-page-name="">
      <style:paragraph-properties fo:margin-top="0in" fo:margin-bottom="0in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0.1701in" fo:margin-bottom="0.1701in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ext:p text:style-name="P28"><text:span text:style-name="T2"><text:text-input text:description="&lt;o.partner_id.company_ext&gt;">o.partner_id.company_ext</text:text-input></text:span></text:p>
      <text:p text:style-name="P2"><text:text-input text:description="&lt; o.partner_id.department_company_ext &gt;">o.partner_id.department_company_ext</text:text-input></text:p>
      <text:p text:style-name="P2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2"><text:text-input text:description="&lt;o.partner_shipping_id.zip&gt;">o.partner_shipping_id.zip</text:text-input> <text:text-input text:description="&lt;o.partner_shipping_id.city&gt;">o.partner_shipping_id.city</text:text-input></text:p>
      <text:p text:style-name="P8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P16"><text:text-input text:description="&lt;o.client_order_ref&gt;">o.client_order_ref</text:text-input></text:p>
          </table:table-cell>
          <table:table-cell table:style-name="Table1.A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><text:soft-page-break/></text:p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1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3-09-13T15:11:27</dc:date>
    <meta:editing-cycles>1104</meta:editing-cycles>
    <meta:editing-duration>P2DT13H6M23S</meta:editing-duration>
    <meta:document-statistic meta:table-count="3" meta:image-count="0" meta:object-count="0" meta:page-count="2" meta:paragraph-count="53" meta:word-count="147" meta:character-count="1771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